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79cm" svg:x="1.4cm" svg:y="0.696cm" presentation:class="title" presentation:user-transformed="true">
          <draw:text-box>
            <text:p><text:span text:style-name="T1">Python fundamentals</text:span><text:span text:style-name="T1"><text:line-break/></text:span><text:span text:style-name="T2">http://github.com/minorg/python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nor Gordon, Ph.D.</text:p>
            <text:p><text:a xlink:href="http://minorgordon.net/" xlink:type="simple">http://minorgordon.net</text:a></text:p>
            <text:p><text:a xlink:href="mailto:mail@minorgordon.net" xlink:type="simple">mail@minorgordon.net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Python programming languag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2">http://python.org</text:p>
            <text:p>Widely used in:</text:p>
            <text:list text:style-name="L2">
              <text:list-item>
                <text:p text:style-name="P3"><text:span text:style-name="T3">scripting</text:span>: automating common and normally labor-intensive tasks, like downloading and parsing web pages for information</text:p>
              </text:list-item>
              <text:list-item>
                <text:p><text:span text:style-name="T3">web applications</text:span>: Django, Flask, </text:p>
              </text:list-item>
              <text:list-item>
                <text:p><text:span text:style-name="T3">scientific computing</text:span>: scipy, numpy</text:p>
              </text:list-item>
              <text:list-item>
                <text:p><text:span text:style-name="T3">ad hoc structured and semi-structured data analysis</text:span></text:p>
              </text:list-item>
              <text:list-item>
                <text:p><text:span text:style-name="T3">accessing databases</text:span>: relational, key-value, et al.</text:p>
              </text:list-item>
              <text:list-item>
                <text:p text:style-name="P3"><text:span text:style-name="T3">using cloud services</text:span><text:span text:style-name="T4">: boto + Amazon S3/EC2/et al.</text:span></text:p>
              </text:list-item>
            </text:list>
            <text:p>among other applic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of the easiest fully-fledged, object-oriented programming languages to learn</text:p>
              </text:list-item>
              <text:list-item>
                <text:p>Still extremely useful for intermediate-advanced programmers</text:p>
              </text:list-item>
              <text:list-item>
                <text:p>Large community and great third-party library and tool support</text:p>
              </text:list-item>
              <text:list-item>
                <text:p>Increasingly popular in scientific communities as a replacement or complement to C and FORTRAN</text:p>
                <text:list>
                  <text:list-item>
                    <text:p>scipy, numpy, scikit, i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hy PyCharm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 can write Python using any text editor, such as Notepad on Windows or TextEdit on OS X. A Python program is just a text file with the extension .py instead of .txt. You can copy this file to another machine and run it.</text:span></text:p>
              </text:list-item>
              <text:list-item>
                <text:p><text:span text:style-name="T2">An Integrated Development Environment (IDE) makes writing code easier and faster.</text:span></text:p>
                <text:list>
                  <text:list-item>
                    <text:p><text:span text:style-name="T2">Working with a CSV file in Word vs. in Excel.</text:span></text:p>
                  </text:list-item>
                </text:list>
              </text:list-item>
              <text:list-item>
                <text:p><text:span text:style-name="T2">There are two good, free IDEs for Python:</text:span></text:p>
                <text:list>
                  <text:list-item>
                    <text:p><text:span text:style-name="T2">PyCharm Community Edition</text:span></text:p>
                  </text:list-item>
                  <text:list-item>
                    <text:p><text:span text:style-name="T2">PyDev for Eclipse</text:span></text:p>
                  </text:list-item>
                </text:list>
              </text:list-item>
              <text:list-item>
                <text:p><text:span text:style-name="T2">You can also use a programming text editor like Sublime Text 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2</text:p>
                <text:list>
                  <text:list-item>
                    <text:p>Still much more common than Python 3, especially in terms of libraries.</text:p>
                  </text:list-item>
                  <text:list-item>
                    <text:p>Straightforward to transition from Python 2 to Python 3 but not vice versa.</text:p>
                  </text:list-item>
                </text:list>
              </text:list-item>
              <text:list-item>
                <text:p>Reading proficiency: understand core constructs (program structure, variables, control flow, data structures), the most common idioms, and library documentation</text:p>
              </text:list-item>
              <text:list-item>
                <text:p>Writing proficiency: approach common data analysis tasks with confidence</text:p>
              </text:list-item>
              <text:list-item>
                <text:p>Solve problems that are relevant to you in your field</text:p>
                <text:list>
                  <text:list-item>
                    <text:p>Having your own concrete goals is the best way to learn a practical skill like program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t's get starte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3:31:34.548000000</meta:creation-date>
    <dc:date>2014-02-27T12:50:01.121000000</dc:date>
    <meta:editing-duration>PT1H5M1S</meta:editing-duration>
    <meta:editing-cycles>94</meta:editing-cycles>
    <meta:generator>LibreOffice/4.1.5.3$Windows_x86 LibreOffice_project/1c1366bba2ba2b554cd2ca4d87c06da81c05d24</meta:generator>
    <meta:document-statistic meta:object-count="45"/>
  </office:meta>
</office:document-meta>
</file>